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ComponentUtils.createColumn( String label , String sortable ,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mponentUtils.createUIMenuSelectOneFacet( FacesContext facesContext , javax . faces . component . UI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mponentUtils.createComponent( String componentType , String render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mponentUtils.createComponent( FacesContext facesContext , String componentType , String rendererType ,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eateComponentUtils.createComponent( FacesContext facesContext , String componentType , String render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mponentUtils.createTextColumn( String label , String sortable , String align , String value ,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eComponentUtils.createTextColumn( String label , String sortable , String align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mponentUtils.createUIMenuSelectOneFacet( FacesContext facesContext , javax . faces . component . UICommand command , String clien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eateComponentUtils.createColumn( String label , String sortable , String align , UIComponen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mponentUtils.createColumn( String label , String sortable , String align , UIComponent child ,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ComponentUtils.createUISelectBooleanFacet( FacesContext facesContext , UI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mponentUtils.createUISelectBooleanFacet( FacesContext facesContext , UICommand command , String clien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eateComponentUtils.createComponent( String componentType , String rendererType ,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ComponentUtils.createColumn( String label , String sortable , String align ,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